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20:48:5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3T20:48:57.96</dc:date>
    <meta:editing-duration>P131DT5H12M20S</meta:editing-duration>
    <meta:editing-cycles>246</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x As String
End Type

Type TTestFail
	n As Integer
	expected As Variant
	actual As Variant
	msg As String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assertThrows(fName As String, args As Array, Optional errNo As Integer)
	Dim result As Object
	Dim fResult As Variant
On Local Error Goto Boom
	testLevel = testLevel + 1
	fResult = applyF(fName, args)
	testLevel = testLevel - 1
	result = New TTestFail
	result.expected = IIf(IsMissing(errNo), "an error", "error " &amp; errNo)
	result.actual = "no error"
	result.msg = "expected fn '" &amp; fName &amp; "' to yield an error on args" &amp; chr(13)_
		&amp; _argsStr(fName, args) &amp; chr(13)_
		&amp; "returned " &amp; _argsStr(fName, fResult)
	MsgBox("FAIL: " &amp; result.msg)
	assertThrows = result
	Exit Function
Boom:
	testLevel = testLevel - 1
	If Not(IsMissing(errNo)) Then
		If (errNo &lt;&gt; Err) Then
			result = New TTestFail
			result.expected = "error " &amp; errNo &amp; ": " &amp; toString(Error(errNo))
			result.actual   = "error " &amp; Err &amp; ": " &amp; toString(Error$)
			result.msg = "expected fn '" &amp; fName &amp; "' to yield" _
				&amp; chr(13) &amp; "       " &amp; result.expected _
				&amp; chr(13) &amp; " not " &amp; result.actual _
				&amp; chr(13) &amp; "on args:" _
				&amp; chr(13) &amp; _argsStr(fName, args)
			MsgBox("FAIL: " &amp; result.msg)
		Else
			result = New TTestPass
			result.x = Err &amp; ": " &amp; Error$
		End If
	Else
		result = New TTestPass
		result.x = Err &amp; ": " &amp; Error$
	End If
	assertThrows = result
End Function

Function assertEqual(actual As Variant, expected As Variant)
	Dim result As Object
	If Not(actual = expected) Then
		Set result = New TTestFail
		result.expected = expected
		result.actual = actual
		result.msg = "expected " &amp; toString(actual)_
			&amp; chr(13) &amp; "     to equal " &amp; toString(expected)
		MsgBox("FAIL: " &amp; result.msg)
	Else
		Set result = New TTestPass
	End If
	assertEqual = result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fnApp()
	test_List_typeOfAndToString()
	test_List_List()
	test_List_car()
	test_List_cdr()
	test_List_adjoin()
	test_List_flatten()
	test_List_reverse()
	test_List_equ()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List(_
			List("car", True, 1), _
			List("fst", True, 2), _
			List("snd", True, 2), _
			List("equ", True, 2), _
			List("ite", True, 3)_
		)
	End If
	fnObjs = result
End Function

Function lookupFn(name As String) As Variant
	Dim result As Variant
	Dim fs As Object
	fs = fnObjs
	While Not(isNil(fs))
		If (car(car(fs)) = name) Then
			result = car(fs)
			fs = nil
		Else
			fs = cdr(fs)
		End If
	Wend
	lookupFn = result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 not a builtin fn:" &amp; chr(13) &amp; toString(fn))
	End If
	Dim r As Integer, n As Integer
	r = arity(fn)
	n = length(reverseArgs)
	If (r &lt;&gt; n) Then
		croak("applyBuiltin: arity = " &amp; r &amp; " &lt;&gt; #args = " &amp; n)
	End If
	result = applyF(car(fn), toArray(reverse(reverseArgs)))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equ":				result = 2
		Case "toString":		result = 1
		Case "TList_toString":	result = 1
		Case "TList_equ":		result = 2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equ":				result = equ(			args(k), args(k + 1))
		Case "toString":		result = toString(		args(k)				)
		Case "TList_toString":	result = TList_toString(args(k)				)
		Case "TList_equ":		result = TList_equ(		args(k), args(k + 1))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